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'Courier New', Courier, monospace"/>
    <style:font-face style:name="apple-system" svg:font-family="apple-system, BlinkMacSystemFont, 'Segoe UI', system-ui, 'Apple Color Emoji', 'Segoe UI Emoji', 'Segoe UI Web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paragraph-rsid="00184aa4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paragraph-rsid="0019a700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paragraph-rsid="001a6a70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paragraph-rsid="0022571c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paragraph-rsid="002dc111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paragraph-rsid="00c79119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paragraph-rsid="010d5ce4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rsid="001a6a70" officeooo:paragraph-rsid="001a6a70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rsid="005319dc" officeooo:paragraph-rsid="005319dc" style:font-weight-asian="normal" style:font-weight-complex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rsid="00446f90" officeooo:paragraph-rsid="00446f90" style:font-weight-asian="normal" style:font-weight-complex="normal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rsid="0060c9bd" officeooo:paragraph-rsid="0067099e" style:font-weight-asian="normal" style:font-weight-complex="normal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rsid="0060c9bd" officeooo:paragraph-rsid="007f2bd2" style:font-weight-asian="normal" style:font-weight-complex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rsid="0060c9bd" officeooo:paragraph-rsid="00b0b483" style:font-weight-asian="normal" style:font-weight-complex="normal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rsid="00ceec62" officeooo:paragraph-rsid="00ceec62" style:font-weight-asian="normal" style:font-weight-complex="normal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rsid="00d5fbf1" officeooo:paragraph-rsid="00d5fbf1" style:font-weight-asian="normal" style:font-weight-complex="normal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rsid="01045da8" officeooo:paragraph-rsid="01045da8" style:font-weight-asian="normal" style:font-weight-complex="normal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rsid="0057b95b" officeooo:paragraph-rsid="0057b95b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rsid="0059890e" officeooo:paragraph-rsid="0059890e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rsid="00756736" officeooo:paragraph-rsid="00756736" style:font-weight-asian="bold" style:font-weight-complex="bold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rsid="007a197a" officeooo:paragraph-rsid="007a197a" style:font-weight-asian="bold" style:font-weight-complex="bold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rsid="00756736" officeooo:paragraph-rsid="00756736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rsid="005b5998" officeooo:paragraph-rsid="005b5998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rsid="005c2a1c" officeooo:paragraph-rsid="005c2a1c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rsid="0060c9bd" officeooo:paragraph-rsid="009e4a97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bold" officeooo:rsid="001ab5a1" officeooo:paragraph-rsid="001ab5a1" style:font-weight-asian="bold" style:font-weight-complex="bold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bold" officeooo:rsid="0028d5b2" officeooo:paragraph-rsid="0028d5b2" style:font-weight-asian="bold" style:font-weight-complex="bold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bold" officeooo:rsid="00365472" officeooo:paragraph-rsid="00365472" style:font-weight-asian="bold" style:font-weight-complex="bold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bold" officeooo:rsid="0060c9bd" officeooo:paragraph-rsid="0060c9bd" style:font-weight-asian="bold" style:font-weight-complex="bold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bold" officeooo:rsid="0067099e" officeooo:paragraph-rsid="0067099e" style:font-weight-asian="bold" style:font-weight-complex="bold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bold" officeooo:rsid="008dba72" officeooo:paragraph-rsid="008dba72" style:font-weight-asian="bold" style:font-weight-complex="bold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bold" officeooo:rsid="00b7b629" officeooo:paragraph-rsid="00b7b629" style:font-weight-asian="bold" style:font-weight-complex="bold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bold" officeooo:rsid="00ceec62" officeooo:paragraph-rsid="00ceec62" style:font-weight-asian="bold" style:font-weight-complex="bold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bold" officeooo:rsid="00e68685" officeooo:paragraph-rsid="00e68685" style:font-weight-asian="bold" style:font-weight-complex="bold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bold" officeooo:rsid="00e9a95b" officeooo:paragraph-rsid="00e9a95b" style:font-weight-asian="bold" style:font-weight-complex="bold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bold" officeooo:rsid="01045da8" officeooo:paragraph-rsid="01045da8" style:font-weight-asian="bold" style:font-weight-complex="bold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bold" officeooo:rsid="01097a36" officeooo:paragraph-rsid="01097a36" style:font-weight-asian="bold" style:font-weight-complex="bold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bold" officeooo:rsid="0109c5b2" officeooo:paragraph-rsid="0109c5b2" style:font-weight-asian="bold" style:font-weight-complex="bold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929" style:font-name="Menlo" fo:font-size="12pt" fo:letter-spacing="normal" fo:font-style="normal" fo:font-weight="normal" officeooo:rsid="004a9213" officeooo:paragraph-rsid="004a9213" style:font-weight-asian="normal" style:font-weight-complex="normal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929" style:font-name="Menlo" fo:font-size="12pt" fo:letter-spacing="normal" fo:font-style="normal" fo:font-weight="normal" officeooo:rsid="005319dc" officeooo:paragraph-rsid="005319dc" style:font-weight-asian="normal" style:font-weight-complex="normal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929" style:font-name="Menlo" fo:font-size="12pt" fo:letter-spacing="normal" fo:font-style="normal" fo:font-weight="normal" officeooo:rsid="0060c9bd" officeooo:paragraph-rsid="008a3486" style:font-weight-asian="normal" style:font-weight-complex="normal"/>
    </style:style>
    <style:style style:name="P4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929" style:font-name="Menlo" fo:font-size="12pt" fo:letter-spacing="normal" fo:font-style="normal" fo:font-weight="normal" officeooo:rsid="0060c9bd" officeooo:paragraph-rsid="00b382f5" style:font-weight-asian="normal" style:font-weight-complex="normal"/>
    </style:style>
    <style:style style:name="P4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929" style:font-name="Menlo" fo:font-size="12pt" fo:letter-spacing="normal" fo:font-style="normal" fo:font-weight="normal" officeooo:rsid="008dba72" officeooo:paragraph-rsid="009e4a97" style:font-weight-asian="normal" style:font-weight-complex="normal"/>
    </style:style>
    <style:style style:name="P4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929" style:font-name="Menlo" fo:font-size="12pt" fo:letter-spacing="normal" fo:font-style="normal" fo:font-weight="normal" officeooo:rsid="005c2a1c" officeooo:paragraph-rsid="005eda1a"/>
    </style:style>
    <style:style style:name="P4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929" style:font-name="Menlo" fo:font-size="12pt" fo:letter-spacing="normal" fo:font-style="normal" fo:font-weight="bold" officeooo:rsid="00756736" officeooo:paragraph-rsid="00756736" style:font-weight-asian="bold" style:font-weight-complex="bold"/>
    </style:style>
    <style:style style:name="P4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929" style:font-name="Menlo" fo:font-size="12pt" fo:letter-spacing="normal" fo:font-style="normal" fo:font-weight="bold" officeooo:rsid="00756736" officeooo:paragraph-rsid="007a197a" style:font-weight-asian="bold" style:font-weight-complex="bold"/>
    </style:style>
    <style:style style:name="P4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292929" style:font-name="Menlo" fo:font-size="12pt" fo:letter-spacing="normal" fo:font-style="normal" fo:font-weight="bold" officeooo:rsid="00756736" officeooo:paragraph-rsid="007df586" style:font-weight-asian="bold" style:font-weight-complex="bold"/>
    </style:style>
    <style:style style:name="P4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292929" style:font-name="Menlo" fo:font-size="12pt" fo:letter-spacing="normal" fo:font-style="normal" fo:font-weight="normal" officeooo:rsid="007a197a" officeooo:paragraph-rsid="007df586" style:font-weight-asian="bold" style:font-weight-complex="bold"/>
    </style:style>
    <style:style style:name="P4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paragraph-rsid="0019a700"/>
    </style:style>
    <style:style style:name="P5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paragraph-rsid="011c06ea"/>
    </style:style>
    <style:style style:name="P5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paragraph-rsid="01238efb"/>
    </style:style>
    <style:style style:name="P5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paragraph-rsid="0127357d"/>
    </style:style>
    <style:style style:name="P5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0.5pt" fo:letter-spacing="normal" fo:font-style="normal" fo:font-weight="normal" officeooo:paragraph-rsid="012a9f2c"/>
    </style:style>
    <style:style style:name="P5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9.75pt" fo:letter-spacing="normal" fo:font-style="normal" fo:font-weight="normal" officeooo:paragraph-rsid="012a9f2c"/>
    </style:style>
    <style:style style:name="P5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929" style:font-name="Menlo" fo:font-size="12pt" fo:letter-spacing="normal" fo:font-style="normal" fo:font-weight="normal" officeooo:rsid="0060c9bd" officeooo:paragraph-rsid="0128fe1f" style:font-weight-asian="normal" style:font-weight-complex="normal"/>
    </style:style>
    <style:style style:name="P5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929" style:font-name="Menlo" fo:font-size="12pt" fo:letter-spacing="normal" fo:font-style="normal" fo:font-weight="normal" officeooo:rsid="0060c9bd" officeooo:paragraph-rsid="014dd97f" style:font-weight-asian="normal" style:font-weight-complex="normal"/>
    </style:style>
    <style:style style:name="P5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929" style:font-name="Menlo" fo:font-size="12pt" fo:letter-spacing="normal" fo:font-style="italic" fo:font-weight="normal" officeooo:paragraph-rsid="012a9f2c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a6a70" style:font-size-asian="15pt" style:font-weight-asian="bold" style:font-size-complex="15pt" style:font-weight-complex="bold"/>
    </style:style>
    <style:style style:name="T3" style:family="text">
      <style:text-properties fo:color="#242424" style:font-name="apple-system" fo:font-size="10.5pt"/>
    </style:style>
    <style:style style:name="T4" style:family="text">
      <style:text-properties fo:color="#242424" style:font-name="apple-system" fo:font-size="10.5pt" officeooo:rsid="004e6541"/>
    </style:style>
    <style:style style:name="T5" style:family="text">
      <style:text-properties fo:color="#242424" style:font-name="apple-system" fo:font-size="10.5pt" officeooo:rsid="005eda1a"/>
    </style:style>
    <style:style style:name="T6" style:family="text">
      <style:text-properties fo:color="#242424" style:font-name="apple-system" fo:font-size="10.5pt" fo:font-weight="normal"/>
    </style:style>
    <style:style style:name="T7" style:family="text">
      <style:text-properties fo:color="#242424" style:font-name="apple-system" fo:font-size="10.5pt" fo:font-weight="normal" officeooo:rsid="007a197a"/>
    </style:style>
    <style:style style:name="T8" style:family="text">
      <style:text-properties fo:color="#242424" style:font-name="apple-system" fo:font-size="10.5pt" officeooo:rsid="007f2bd2"/>
    </style:style>
    <style:style style:name="T9" style:family="text">
      <style:text-properties fo:color="#242424" style:font-name="apple-system" fo:font-size="10.5pt" officeooo:rsid="00830bf5"/>
    </style:style>
    <style:style style:name="T10" style:family="text">
      <style:text-properties fo:color="#242424" style:font-name="apple-system" fo:font-size="10.5pt" officeooo:rsid="0086a156"/>
    </style:style>
    <style:style style:name="T11" style:family="text">
      <style:text-properties fo:color="#242424" style:font-name="apple-system" fo:font-size="10.5pt" officeooo:rsid="0060c9bd" style:font-size-asian="10.5pt" style:font-size-complex="10.5pt"/>
    </style:style>
    <style:style style:name="T12" style:family="text">
      <style:text-properties fo:color="#242424" style:font-name="apple-system" fo:font-size="10.5pt" officeooo:rsid="009f6078" style:font-size-asian="10.5pt" style:font-size-complex="10.5pt"/>
    </style:style>
    <style:style style:name="T13" style:family="text">
      <style:text-properties fo:color="#242424" style:font-name="apple-system" fo:font-size="10.5pt" officeooo:rsid="0128885f"/>
    </style:style>
    <style:style style:name="T14" style:family="text">
      <style:text-properties fo:color="#242424" style:font-name="apple-system" fo:font-size="10.5pt" officeooo:rsid="0129b9fc"/>
    </style:style>
    <style:style style:name="T15" style:family="text">
      <style:text-properties fo:color="#242424" style:font-name="apple-system" fo:font-size="10.5pt" fo:font-style="normal"/>
    </style:style>
    <style:style style:name="T16" style:family="text">
      <style:text-properties fo:color="#242424" style:font-name="apple-system" fo:font-size="10.5pt" officeooo:rsid="012a9f2c" style:font-style-asian="italic" style:font-weight-asian="normal" style:font-style-complex="italic" style:font-weight-complex="normal"/>
    </style:style>
    <style:style style:name="T17" style:family="text">
      <style:text-properties fo:color="#242424" style:font-name="apple-system" fo:font-size="10.5pt" officeooo:rsid="0148aba2"/>
    </style:style>
    <style:style style:name="T18" style:family="text">
      <style:text-properties fo:color="#242424" style:font-name="apple-system" fo:font-size="10.5pt" officeooo:rsid="014dd97f"/>
    </style:style>
    <style:style style:name="T19" style:family="text">
      <style:text-properties officeooo:rsid="001a6a70"/>
    </style:style>
    <style:style style:name="T20" style:family="text">
      <style:text-properties fo:font-weight="bold" officeooo:rsid="007a197a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8d5b2"/>
    </style:style>
    <style:style style:name="T23" style:family="text">
      <style:text-properties officeooo:rsid="00291604"/>
    </style:style>
    <style:style style:name="T24" style:family="text">
      <style:text-properties fo:font-weight="normal" officeooo:rsid="007a197a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d5fbf1" style:font-weight-asian="normal" style:font-weight-complex="normal"/>
    </style:style>
    <style:style style:name="T27" style:family="text">
      <style:text-properties fo:font-weight="normal" officeooo:rsid="00d66df7" style:font-weight-asian="normal" style:font-weight-complex="normal"/>
    </style:style>
    <style:style style:name="T28" style:family="text">
      <style:text-properties officeooo:rsid="00c6c66c"/>
    </style:style>
    <style:style style:name="T29" style:family="text">
      <style:text-properties officeooo:rsid="00c79119"/>
    </style:style>
    <style:style style:name="T30" style:family="text">
      <style:text-properties officeooo:rsid="00c95181"/>
    </style:style>
    <style:style style:name="T31" style:family="text">
      <style:text-properties officeooo:rsid="012e6e5e"/>
    </style:style>
    <style:style style:name="T32" style:family="text">
      <style:text-properties officeooo:rsid="01375284"/>
    </style:style>
    <style:style style:name="T33" style:family="text">
      <style:text-properties officeooo:rsid="013b439d"/>
    </style:style>
    <style:style style:name="T34" style:family="text">
      <style:text-properties fo:font-size="10.5pt"/>
    </style:style>
    <style:style style:name="T35" style:family="text">
      <style:text-properties fo:font-size="10.5pt" officeooo:rsid="0141cd67"/>
    </style:style>
    <style:style style:name="T36" style:family="text">
      <style:text-properties fo:font-size="10.5pt" officeooo:rsid="0146cb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9">1 . we need to create a global data folder and need to keep all category images inside </text:span></text:p>
      <text:p text:style-name="P4"><text:s text:c="5"/><text:span text:style-name="T19">with catergory name . Inside category we need keep images and annotation of that </text:span></text:p>
      <text:p text:style-name="P9"><text:s text:c="5"/>category. Example : catergory_name: <text:s/>Vegetables. Inside vegetables we have </text:p>
      <text:p text:style-name="P36">Merge_all_jsons:</text:p>
      <text:p text:style-name="P17">in the script we need to change the paths of anoptations in merge_annotation.py file</text:p>
      <text:p text:style-name="P17">we need to add a new file .json created path in 3 places and need to give annotation path.</text:p>
      <text:p text:style-name="P37"/>
      <text:p text:style-name="P37">BBREPORT:</text:p>
      <text:p text:style-name="P38">we need <text:span text:style-name="T25">change the path in data_stats.py file we need to give merge .json file path and need a path to save the report . We do this option same after assert_filter also.</text:span></text:p>
      <text:p text:style-name="P4"/>
      <text:p text:style-name="P26"><text:span text:style-name="T22">F</text:span>or json_assert_filter:</text:p>
      <text:p text:style-name="P5">python json_filtered_bbox_assert.py --input_json "/home/ai-team/Object_detection_models/data/vegetables/veg_merge.json" --output_json "/home/ai-team/Object_detection_models/data/vegetables/assert_filter.json" --categories "/home/ai-team/Object_detection_models/data/vegetables/classes.txt"</text:p>
      <text:p text:style-name="P5"/>
      <text:p text:style-name="P27">Data <text:span text:style-name="T23">split based on our main_merge.json or assert_filter.json :</text:span></text:p>
      <text:p text:style-name="P7"><text:s/>python cocosplit.py /home/ai-team/Object_detection_models/data/vegetables/<text:span text:style-name="T29">asser_filter</text:span>.json /home/ai-team/Object_detection_models/data/vegetables/<text:span text:style-name="T30">train</text:span>.json /home/ai-team/Object_detection_models/data/vegetables/<text:span text:style-name="T30">temp</text:span>.json -s 0.<text:span text:style-name="T30">8</text:span>0</text:p>
      <text:p text:style-name="P6"/>
      <text:p text:style-name="P6"/>
      <text:p text:style-name="P6"><text:s/>python cocosplit.py /home/ai-team/Object_detection_models/data/vegetables/temp.json /home/ai-team/Object_detection_models/data/vegetables/val.json /home/ai-team/Object_detection_models/data/vegetables/test.json -s 0.<text:span text:style-name="T28">5</text:span>0</text:p>
      <text:p text:style-name="P6"/>
      <text:p text:style-name="P33">Lable.pbtxt Generation:</text:p>
      <text:p text:style-name="P15">python label_gen.py <text:s/>inside this file you need to pass above train.json file</text:p>
      <text:p text:style-name="P1"/>
      <text:p text:style-name="P28">TF-Record Generation: </text:p>
      <text:p text:style-name="P39"><text:span text:style-name="T3">once check the train.json chgeck the images path </text:span><text:span text:style-name="T4">based on that change below command </text:span></text:p>
      <text:p text:style-name="P40"><text:span text:style-name="T4">i</text:span><text:span text:style-name="T3">n train .json it shows images path from one level . In below command you need to add remaining path.</text:span></text:p>
      <text:p text:style-name="P10"/>
      <text:p text:style-name="P11">we need to go tensorflow installations inside models/reseacrh/objectdetection/datasettools/create_coco_tf_record.py </text:p>
      <text:p text:style-name="P28"/>
      <text:p text:style-name="P1">python create_coco_tf_record.py --logtostderr --train_image_dir="/home/ai-team/Object_detection_models/" --val_image_dir="/home/ai-team/Object_detection_models/" --test_image_dir="/home/ai-team/Object_detection_models/" --train_annotations_file="/home/ai-team/Object_detection_models/data/vegetables/train.json" --val_annotations_file="/home/ai-team/Object_detection_models/data/vegetables/val.json" --testdev_annotations_file="/home/ai-team/Object_detection_models/data/vegetables/test.json" --output_dir="/home/ai-team/Object_detection_models/data/tfrecords/"</text:p>
      <text:p text:style-name="P1"/>
      <text:p text:style-name="P1"/>
      <text:p text:style-name="P18">Need to change model config file below attributes :</text:p>
      <text:p text:style-name="P19">1.number_class </text:p>
      <text:p text:style-name="P19">2.replicas_to_aggregate: <text:s/>keep based on ur gpu</text:p>
      <text:p text:style-name="P19">3. train</text:p>
      <text:p text:style-name="P19"/>
      <text:p text:style-name="P45"><text:span text:style-name="T3">To Enable </text:span><text:span text:style-name="T10">GPU</text:span><text:span text:style-name="T3"> :</text:span></text:p>
      <text:p text:style-name="P45"><text:soft-page-break/><text:span text:style-name="T6">conda install -c conda-forge cudatoolkit=11.2 cudnn=8.1.0</text:span><text:span text:style-name="T3"><text:line-break/></text:span><text:span text:style-name="T6">export LD_LIBRARY_PATH=$LD_LIBRARY_PATH:$CONDA_PREFIX/lib/</text:span><text:span text:style-name="T3"><text:line-break/></text:span><text:span text:style-name="T6">python3 -m pip install tensorflow</text:span><text:span text:style-name="T3"><text:line-break/></text:span><text:span text:style-name="T6"># Verify install:</text:span><text:span text:style-name="T3"><text:line-break/></text:span><text:span text:style-name="T6">python3 -c "import tensorflow as tf; print(tf.config.list_physical_devices('GPU'))"</text:span></text:p>
      <text:p text:style-name="P20"/>
      <text:p text:style-name="P20"/>
      <text:p text:style-name="P20">export PYTHONPATH=$PYTHONPATH:/home/ai-team/Object_detection/models/:/home/ai-team/Object_detection//models/research/:/home/ai-team/Object_detection/models/research/slim/:/home/ai-team/Object_detection/models/research/object_detection/</text:p>
      <text:p text:style-name="P22"/>
      <text:p text:style-name="P46"><text:span text:style-name="T6">/home/ai-team/Object_detection/models/research : </text:span><text:span text:style-name="T7">we need to actvate protobuff</text:span></text:p>
      <text:p text:style-name="P21"/>
      <text:p text:style-name="P47"><text:bookmark text:name="49e2"/><text:span text:style-name="T24">%cd models/research</text:span><text:bookmark text:name="a93b"/><text:span text:style-name="Strong_20_Emphasis"><text:span text:style-name="T20"># Compile protos.</text:span></text:span></text:p>
      <text:p text:style-name="P48"><text:bookmark text:name="4d17"/>!protoc object_detection/protos/*.proto --python_out=.</text:p>
      <text:p text:style-name="P21"/>
      <text:p text:style-name="P21"/>
      <text:p text:style-name="P21">export XLA_FLAGS=--xla_gpu_cuda_data_dir=/usr/lib/cuda</text:p>
      <text:p text:style-name="P22"/>
      <text:p text:style-name="P19"/>
      <text:p text:style-name="P19"/>
      <text:p text:style-name="P29">Train :</text:p>
      <text:p text:style-name="P29"><text:s/><text:span text:style-name="T25">models/research/object_detection <text:s/></text:span><text:span text:style-name="T27">run your below command inside <text:s/>this path</text:span></text:p>
      <text:p text:style-name="P29"><text:s/><text:span text:style-name="T26">create a folder for checkpoint and give in below command:</text:span></text:p>
      <text:p text:style-name="P41"><text:span text:style-name="T3">CUDA_VISIBLE_DEVICES=0 python model_main_tf2.py --pipeline_config_path "/home/ai-team/Object_detection_models/data/ssd_mobilenet_v2_fpnlite_640x640_coco17_tpu-8.config" --model_dir="/home/ai-team/Object_detection_models/data/outpu</text:span><text:span text:style-name="T9">t</text:span><text:span text:style-name="T3">_check_points" --alsologtostderr --num_train_steps=50000 --sample_1_of_n_eval_examples=1 --num_eval_steps=20</text:span></text:p>
      <text:p text:style-name="P16"/>
      <text:p text:style-name="P30">For MAP:</text:p>
      <text:p text:style-name="P12"/>
      <text:p text:style-name="P12"/>
      <text:p text:style-name="P42"><text:span text:style-name="T3">CUDA_VISIBLE_DEVICES=-</text:span><text:span text:style-name="T8">1</text:span><text:span text:style-name="T3"> python model_main_tf2.py --pipeline_config_path "/home/ai-team/Object_detection_models/data/ssd_mobilenet_v2_fpnlite_640x640_coco17_tpu-8.config" --model_dir="/home/ai-team/Object_detection_models/data/13_50000_check_points"</text:span></text:p>
      <text:p text:style-name="P14">--checkpoint_dir="/home/ai-team/Object_detection_models/data/13_50000_check_points" --alsologtostderr </text:p>
      <text:p text:style-name="P13"/>
      <text:p text:style-name="P13"/>
      <text:p text:style-name="P31">For Export Inference Graph :</text:p>
      <text:p text:style-name="P31"/>
      <text:p text:style-name="P43"><text:span text:style-name="T11">python exporter_main_v2.py --trained_checkpoint_dir=/home/ai-team/Object_detection_models/data/output_check_points --pipeline_config_path=/home/ai-team/Object_detection_models/data/ssd_mobilenet_v2_fpnlite_640x640_coco17_tpu-8.config --output_directory</text:span><text:span text:style-name="T12"> </text:span><text:span text:style-name="T11">/home/ai-team/Object_detection_models/data/inference_graph</text:span></text:p>
      <text:p text:style-name="P25"/>
      <text:p text:style-name="P25"/>
      <text:p text:style-name="P13"/>
      <text:p text:style-name="P32">TensorflowBoard :</text:p>
      <text:p text:style-name="P19"><text:s/>tensorboard --logdir "/home/ai-team/Object_detection_models/data/11_checkpoints" --bind_all</text:p>
      <text:p text:style-name="P19"/>
      <text:p text:style-name="P19"/>
      <text:p text:style-name="P23"><text:soft-page-break/>tmux commands :</text:p>
      <text:p text:style-name="P23">tmux new -s tfod</text:p>
      <text:p text:style-name="P23">tmux a -t tfod ---&gt; to enter</text:p>
      <text:p text:style-name="P23">ctlr +b+c -----&gt; new tab in tmux</text:p>
      <text:p text:style-name="P24">cltr+b+n <text:s/>----&gt; to go to next tab in tmux</text:p>
      <text:p text:style-name="P44"><text:span text:style-name="T3">cltr+b+</text:span><text:span text:style-name="T5">p</text:span><text:span text:style-name="T3"> <text:s/>----&gt; to go to </text:span><text:span text:style-name="T5">prev</text:span><text:span text:style-name="T3"> tab in tmux</text:span></text:p>
      <text:p text:style-name="P1"/>
      <text:p text:style-name="P1"/>
      <text:p text:style-name="P34">TEST : coco_to_csv</text:p>
      <text:p text:style-name="P8">python coco_to_csv.py --annotations="/home/ai-team/Object_detection_models/data/washroom/test.json" --out=/home/ai-team/Object_detection_models/data/washroom/test_gt.csv --data_root="/home/ai-team/Object_detection_models/data/washroom/images/"</text:p>
      <text:p text:style-name="P1"/>
      <text:p text:style-name="P35">Get Predictions : <text:span text:style-name="T32">In server we need to run command with CUDA_VISIBLE_DEVICES=1</text:span></text:p>
      <text:p text:style-name="P1">python get_predictions.py –test_csv_path "/home/ai-team/Object_detection_models/data/vegetables/test_gt.csv" –cfg_path "/home/ai-team/Object_detection_models/data/ssd_mobilenet_v2_fpnlite_640x640_coco17_tpu-8.config" –ckpt_path "/home/ai-team/Object_detection_models/data/13_50000_check_points/ckpt-50" –labels "/home/ai-team/Object_detection_models/data/vegetables/label_map.pbtxt" –out_dir /home/ai-team/Object_detection_models/data/results/ --conf_thr=0.5</text:p>
      <text:p text:style-name="P1"/>
      <text:p text:style-name="P1"><text:span text:style-name="T21">Report Generation:</text:span> Based on the predictions csv from get_predictions.py and</text:p>
      <text:p text:style-name="P1">ground truth csv from coco_to_csv.py, we need to compare them and generate obj</text:p>
      <text:p text:style-name="P1">wise metrics summary report</text:p>
      <text:p text:style-name="P1">• Command: python final_report_v2.py</text:p>
      <text:p text:style-name="P1">• Paths need to be changed inside python file</text:p>
      <text:p text:style-name="P1">• Output_directory = to store all reports</text:p>
      <text:p text:style-name="P1"/>
      <text:p text:style-name="P1">prediction_file_name = “path to output csv from get_predictions.py”</text:p>
      <text:p text:style-name="P1">(generally it will be out_dir argument of</text:p>
      <text:p text:style-name="P1">get_predictions.py/eval_results.csv)</text:p>
      <text:p text:style-name="P1">ground_truth_file_name = “path to ground truth csv”</text:p>
      <text:p text:style-name="P1">objs_list = “path to txt file having list of objs”</text:p>
      <text:p text:style-name="P1">iou_path = “output folder path to store when we change iou threshold</text:p>
      <text:p text:style-name="P1">in line 227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CUDA_VISIBLE_DEVICES=-1 python exporter_main_v2.py --input_type image_tensor –pipeline_config_path <text:s/>/home/ai-team/Object_detection_models/Vegetable_model/scripts/ssd_mobilenet_v2_fpnlite_640x640_coco17_tpu-8.config--trained_checkpoint_dir /home/ai-team/Object_detection_models/Vegetable_model/training <text:s/>--output_directory /home/aiteam/Object_detection_models/Vegetable_model/inference_graph</text:p>
      <text:p text:style-name="P3"/>
      <text:p text:style-name="P3"/>
      <text:p text:style-name="P3"><text:soft-page-break/></text:p>
      <text:p text:style-name="P3">python exporter_main_v2.py --input_type image_tensor --pipeline_config_path /home/ai-team/Object_detection_models/Vegetable_model/scripts/ssd_mobilenet_v2_fpnlite_640x640_coco17_tpu-8.config --trained_checkpoint_dir /home/ai-team/Object_detection_models/Vegetable_model/training/ --output_directory /home/aiteam/Object_detection_models/Vegetable_model/inference_graph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1">python json_filtered_bbox_assert.py --input_json "/home/NH0961/data/merge.json" --output_json "/home/NH0961/data/assert_filter.json" --categories "/home/NH0961/data/classes.txt"</text:p>
      <text:p text:style-name="P51"/>
      <text:p text:style-name="P52">python cocosplit.py <text:s/>/home/NH0961/data//<text:span text:style-name="T29">asser_filter</text:span>.json <text:s/>/home/NH0961/data/<text:span text:style-name="T30">train</text:span>.json </text:p>
      <text:p text:style-name="P52">/home/NH0961/data//<text:span text:style-name="T30">temp</text:span>.json -s 0.<text:span text:style-name="T30">8</text:span>0</text:p>
      <text:p text:style-name="P3"/>
      <text:p text:style-name="P3"/>
      <text:p text:style-name="P3"/>
      <text:p text:style-name="P3"/>
      <text:p text:style-name="P3"/>
      <text:p text:style-name="P50">python create_coco_tf_record.py --logtostderr --train_image_dir="/AI_OD/root/lab/prime_team_projects/data/" --val_image_dir="/AI_OD/root/lab/prime_team_projects/data/" --test_image_dir="/AI_OD/root/lab/prime_team_projects/data" --train_annotations_file="/home/NH0961/data/train.json" --val_annotations_file="/home/NH0961/data/val.json" --testdev_annotations_file="/home/NH0961/data/test.json" –output_dir="/AI_OD/NH1088/animals/tfrecords/"</text:p>
      <text:p text:style-name="P50"/>
      <text:p text:style-name="P50"/>
      <text:p text:style-name="P55"><text:span text:style-name="T3">CUDA_VISIBLE_DEVICES=</text:span><text:span text:style-name="T13">1</text:span><text:span text:style-name="T3"> python model_main_tf2.py --pipeline_config_path "/home/NH0961/data/ssd_mobilenet_v2_fpnlite_640x640_coco17_tpu-8.config" --model_dir="/AI_OD/NH1088/animals/</text:span><text:span text:style-name="T14">training1</text:span><text:span text:style-name="T3">" –alsologtostderr</text:span></text:p>
      <text:p text:style-name="P55"><text:span text:style-name="T3"/></text:p>
      <text:p text:style-name="P57"><text:span text:style-name="T16">Images_path_server : </text:span><text:span text:style-name="T15">"/AI_OD/root/lab/prime_team_projects/data/"</text:span></text:p>
      <text:p text:style-name="P53"><text:span text:style-name="T33">Annotations : </text:span>/AI_OD/root/lab/prime_team_projects/od_projects/project9/project9/annotations</text:p>
      <text:p text:style-name="P53"><text:span text:style-name="T15"/></text:p>
      <text:p text:style-name="P53"><text:span text:style-name="T15"/></text:p>
      <text:p text:style-name="P54"><text:span text:style-name="T35">p</text:span><text:span text:style-name="T34">ython create_coco_tf_record.py --logtostderr --train_image_dir="/AI_OD/root/lab/prime_team_projects/data/" --val_image_dir="/AI_OD/root/lab/prime_team_projects/data/" --test_image_dir="/AI_OD/root/lab/prime_team_projects/data" --train_annotations_file="/home/NH0961/data/</text:span><text:span text:style-name="T35">kitchenware</text:span><text:span text:style-name="T34">/train.json" --val_annotations_file="/home/NH0961/data/</text:span><text:span text:style-name="T35">kitchenware</text:span><text:span text:style-name="T34">/val.json" --testdev_annotations_file="/home/NH0961/data/</text:span><text:span text:style-name="T35">kitchen</text:span><text:span text:style-name="T36">w</text:span><text:span text:style-name="T35">are</text:span><text:span text:style-name="T34">/test.json" –output_dir="/AI_OD/NH1088/</text:span><text:span text:style-name="T35">kitchenware</text:span><text:span text:style-name="T34">/tfrecords/"</text:span></text:p>
      <text:p text:style-name="P54"><text:span text:style-name="T34"/></text:p>
      <text:p text:style-name="P56"><text:span text:style-name="T3">CUDA_VISIBLE_DEVICES=</text:span><text:span text:style-name="T17">1</text:span><text:span text:style-name="T3"> python model_main_tf2.py --pipeline_config_path "/home/NH0961/data/ssd_mobilenet_v2_fpnlite_640x640_coco17_tpu-8.config" --model_dir="/AI_OD/NH1088/</text:span><text:span text:style-name="T18">kitchenware</text:span><text:span text:style-name="T3">/</text:span><text:span text:style-name="T14">training</text:span><text:span text:style-name="T3">" --alsologtostder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'Courier New', Courier, monospace"/>
    <style:font-face style:name="apple-system" svg:font-family="apple-system, BlinkMacSystemFont, 'Segoe UI', system-ui, 'Apple Color Emoji', 'Segoe UI Emoji', 'Segoe UI Web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5pt" fo:font-weight="bold" style:font-size-asian="15pt" style:font-weight-asian="bold" style:font-size-complex="15pt" style:font-weight-complex="bold"/>
    </style:style>
    <style:style style:name="MT2" style:family="text">
      <style:text-properties fo:font-size="15pt" fo:font-weight="bold" officeooo:rsid="001a6a70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26"/><text:span text:style-name="MT1"><text:s text:c="4"/></text:span><text:span text:style-name="MT2">Document For Custom Object Detection :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0T15:25:57.029494785</meta:creation-date>
    <dc:date>2022-10-27T18:17:56.760275083</dc:date>
    <meta:editing-duration>P5DT14H30M5S</meta:editing-duration>
    <meta:editing-cycles>134</meta:editing-cycles>
    <meta:generator>LibreOffice/6.0.7.3$Linux_X86_64 LibreOffice_project/00m0$Build-3</meta:generator>
    <meta:document-statistic meta:table-count="0" meta:image-count="0" meta:object-count="0" meta:page-count="4" meta:paragraph-count="77" meta:word-count="643" meta:character-count="8770" meta:non-whitespace-character-count="8202"/>
  </office:meta>
</office:document-meta>
</file>